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>
      <style:paragraph-properties fo:margin-left="2.54cm" fo:margin-right="0cm" fo:text-indent="0cm" style:auto-text-indent="false"/>
    </style:style>
    <style:style style:name="P4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0142580135430659" text:style-name="WWNum1">
        <text:list-item>
          <text:p text:style-name="P4"><text:span text:style-name="T1">Design</text:span></text:p>
          <text:list>
            <text:list-item>
              <text:p text:style-name="P1">Logo</text:p>
            </text:list-item>
            <text:list-item>
              <text:p text:style-name="P1">Login</text:p>
            </text:list-item>
            <text:list-item>
              <text:p text:style-name="P1">Logout</text:p>
            </text:list-item>
            <text:list-item>
              <text:p text:style-name="P1">Node Editor</text:p>
            </text:list-item>
            <text:list-item>
              <text:p text:style-name="P1">Profil</text:p>
            </text:list-item>
            <text:list-item>
              <text:p text:style-name="P1">Search</text:p>
            </text:list-item>
            <text:list-item>
              <text:p text:style-name="P1">Index</text:p>
            </text:list-item>
            <text:list-item>
              <text:p text:style-name="P1">Tutorialpage</text:p>
            </text:list-item>
            <text:list-item>
              <text:p text:style-name="P1">Dummybilder</text:p>
            </text:list-item>
            <text:list-item>
              <text:p text:style-name="P1">Schriften gesucht und gewählt</text:p>
            </text:list-item>
          </text:list>
        </text:list-item>
      </text:list>
      <text:p text:style-name="Standard"/>
      <text:p text:style-name="Standard"/>
      <text:list xml:id="list39661837" text:continue-numbering="true" text:style-name="WWNum1">
        <text:list-item>
          <text:p text:style-name="P1"><text:span text:style-name="T1">Umsetzung im Web</text:span></text:p>
          <text:list>
            <text:list-item>
              <text:p text:style-name="P1">Frontend:</text:p>
              <text:list>
                <text:list-item>
                  <text:p text:style-name="P1">Login</text:p>
                </text:list-item>
                <text:list-item>
                  <text:p text:style-name="P1">Logout</text:p>
                </text:list-item>
                <text:list-item>
                  <text:p text:style-name="P1">Search</text:p>
                </text:list-item>
                <text:list-item>
                  <text:p text:style-name="P1">Index</text:p>
                </text:list-item>
                <text:list-item>
                  <text:p text:style-name="P1">Profil</text:p>
                </text:list-item>
                <text:list-item>
                  <text:p text:style-name="P1">Lightbox Edit User</text:p>
                </text:list-item>
                <text:list-item>
                  <text:p text:style-name="P1">Kleine Zwischenseiten</text:p>
                </text:list-item>
              </text:list>
            </text:list-item>
          </text:list>
        </text:list-item>
      </text:list>
      <text:p text:style-name="P3"/>
      <text:p text:style-name="Standard"/>
      <text:p text:style-name="Standard"/>
      <text:p text:style-name="Standard"><text:span text:style-name="T1">Todo:</text:span></text:p>
      <text:list xml:id="list3892240123562154524" text:style-name="WWNum2">
        <text:list-item>
          <text:p text:style-name="P2">Umsetzung im Web:</text:p>
          <text:list>
            <text:list-item>
              <text:p text:style-name="P2">Fancybox Größe ins andere JS<text:bookmark text:name="_GoBack"/></text:p>
            </text:list-item>
            <text:list-item>
              <text:p text:style-name="P2">Edit User Lightbox: Bildupload designen</text:p>
            </text:list-item>
            <text:list-item>
              <text:p text:style-name="P2">New Story Lightbox</text:p>
            </text:list-item>
            <text:list-item>
              <text:p text:style-name="P2">Ev. Story Edit Button ändern</text:p>
            </text:list-item>
            <text:list-item>
              <text:p text:style-name="P2">Node Editor</text:p>
            </text:list-item>
            <text:list-item>
              <text:p text:style-name="P2">Responsive Design</text:p>
              <text:list>
                <text:list-item>
                  <text:p text:style-name="P2">(Inkl. Zentrierung der Überschriften!!)</text:p>
                </text:list-item>
              </text:list>
            </text:list-item>
            <text:list-item>
              <text:p text:style-name="P2">Tutorial:</text:p>
              <text:list>
                <text:list-item>
                  <text:list>
                    <text:list-item>
                      <text:p text:style-name="P2">Design</text:p>
                    </text:list-item>
                    <text:list-item>
                      <text:p text:style-name="P2">Umsetzung</text:p>
                    </text:list-item>
                    <text:list-item>
                      <text:p text:style-name="P2">Screenshots</text:p>
                    </text:list-item>
                    <text:list-item>
                      <text:p text:style-name="P2">Inhalt</text:p>
                    </text:list-item>
                  </text:list>
                </text:list-item>
              </text:list>
            </text:list-item>
            <text:list-item>
              <text:p text:style-name="P2">Ev. mehr Doodels, Scribbles,..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SimSun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</meta:initial-creator>
    <dc:creator>Eva</dc:creator>
    <meta:editing-cycles>2</meta:editing-cycles>
    <meta:creation-date>2015-12-17T14:44:00</meta:creation-date>
    <dc:date>2015-12-17T15:03:00</dc:date>
    <meta:editing-duration>P0D</meta:editing-duration>
    <meta:generator>OpenOffice.org/3.4.1$Win32 OpenOffice.org_project/341m1$Build-9593</meta:generator>
    <meta:document-statistic meta:table-count="0" meta:image-count="0" meta:object-count="0" meta:page-count="1" meta:paragraph-count="35" meta:word-count="102" meta:character-count="5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